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our" style:list-style-name="LFO1" style:family="paragraph"/>
    <style:style style:name="P3" style:parent-style-name="Cour" style:list-style-name="LFO1" style:family="paragraph"/>
    <style:style style:name="T4" style:parent-style-name="DefaultParagraphFont" style:family="text">
      <style:text-properties style:font-name="Courier 10 Pitch"/>
    </style:style>
    <style:style style:name="T5" style:parent-style-name="DefaultParagraphFont" style:family="text">
      <style:text-properties style:font-name="Courier 10 Pitch"/>
    </style:style>
    <style:style style:name="T6" style:parent-style-name="DefaultParagraphFont" style:family="text">
      <style:text-properties style:font-name="Courier 10 Pitch"/>
    </style:style>
    <style:style style:name="T7" style:parent-style-name="DefaultParagraphFont" style:family="text">
      <style:text-properties style:font-name="Courier 10 Pitch"/>
    </style:style>
    <style:style style:name="T8" style:parent-style-name="DefaultParagraphFont" style:family="text">
      <style:text-properties style:font-name="Courier 10 Pitch"/>
    </style:style>
    <style:style style:name="T9" style:parent-style-name="DefaultParagraphFont" style:family="text">
      <style:text-properties style:font-name="Courier 10 Pitch"/>
    </style:style>
  </office:automatic-styles>
  <office:body>
    <office:text text:use-soft-page-breaks="true">
      <text:p text:style-name="P1"/>
      <text:p text:style-name="Standard"/>
      <text:p text:style-name="Standard">First session:<text:s/></text:p>
      <text:list text:style-name="LFO1" text:continue-numbering="true">
        <text:list-item>
          <text:p text:style-name="P2">Assign CoAx ID. Enter this ID into the condition order file.</text:p>
        </text:list-item>
        <text:list-item>
          <text:p text:style-name="P3">Consent form (4 sessions) + demographic form. Questions optional to answer.</text:p>
        </text:list-item>
      </text:list>
      <text:p text:style-name="Cour"/>
      <text:p text:style-name="Cour"/>
      <text:p text:style-name="Cour">Each time:<text:s/></text:p>
      <text:p text:style-name="Cour">2)<text:s/><text:span text:style-name="T4">source<text:s/></text:span><text:span text:style-name="T5">activate psychopy</text:span></text:p>
      <text:p text:style-name="Standard">3)<text:s/><text:span text:style-name="T6">cd ~/Dropbox/volatileValues/simple_rt_experiment_probabilityC/</text:span></text:p>
      <text:p text:style-name="Standard">4)<text:s/><text:span text:style-name="T7">python simple_fc_rt_p.py<text:s/></text:span>(note that you will see a mouse._xdll error which prints because I’ve disabled the mouse, but this has no bearing on the experiment)</text:p>
      <text:p text:style-name="Standard">5) Open<text:s/><text:span text:style-name="T8">c_o</text:span><text:span text:style-name="T9">rder_probabilityC.csv</text:span>. The CoAxID of the participant is next to the sequence of conditions. A prompt will ask for this ID, the trial file set number, and the condition (enter the numbers from the file). The trial file set number is not randomized (already<text:s/>randomized condition order, no inherent structure in the ordering of trial files across conditions).</text:p>
      <text:p text:style-name="Standard">6) The game should begin with instructions.</text:p>
      <text:p text:style-name="Standard">7) Press escape to exit when subject is done.</text:p>
      <text:p text:style-name="Standard"/>
      <text:p text:style-name="Standard">Last session:</text:p>
      <text:p text:style-name="Standard">8) Pay subject $20. Fold payment sheet for confidentiality.</text:p>
      <text:p text:style-name="Standard">9) Ask if interested in future imaging project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ur" style:display-name="Cour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1-26T16:12:00Z</meta:creation-date>
    <dc:date>2018-04-19T19:50:00Z</dc:date>
    <meta:template xlink:href="Normal.dotm" xlink:type="simple"/>
    <meta:editing-cycles>29</meta:editing-cycles>
    <meta:editing-duration>PT8100S</meta:editing-duration>
    <meta:document-statistic meta:page-count="1" meta:paragraph-count="2" meta:word-count="150" meta:character-count="1005" meta:row-count="7" meta:non-whitespace-character-count="857"/>
  </office:meta>
</office:document-meta>
</file>